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DBC0000048DA1E48A951E89CD61.png" manifest:media-type="image/png"/>
  <manifest:file-entry manifest:full-path="Pictures/10000001000003E80000016934D64EE180EEFA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Roboto" svg:font-family="Roboto, sans-serif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.0598in" fo:margin-bottom="0in" style:contextual-spacing="false"/>
    </style:style>
    <style:style style:name="P3" style:family="paragraph" style:parent-style-name="Text_20_body">
      <style:text-properties officeooo:paragraph-rsid="00176c1b"/>
    </style:style>
    <style:style style:name="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horizontal-pos="right" style:horizontal-rel="paragraph" style:mirror="none" fo:clip="rect(0.3in, 0.2902in, 0.3in, 0.29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graph styles:</text:p>
      <text:p text:style-name="P3">Normal </text:p>
      <text:p text:style-name="P2">Body Text </text:p>
      <text:p text:style-name="First_20_paragraph">First Paragraph </text:p>
      <text:p text:style-name="P2">Compact </text:p>
      <text:p text:style-name="Title">Title </text:p>
      <text:p text:style-name="Subtitle">Subtitle </text:p>
      <text:p text:style-name="Author">Author </text:p>
      <text:p text:style-name="Date">Date </text:p>
      <text:p text:style-name="Abstract">Abstract </text:p>
      <text:p text:style-name="P2">Bibliography </text:p>
      <text:h text:style-name="Heading_20_1" text:outline-level="1"><text:soft-page-break/><text:span text:style-name="T1">Heading 1</text:span> </text:h>
      <text:h text:style-name="Heading_20_2" text:outline-level="2">Heading 2 </text:h>
      <text:h text:style-name="Heading_20_3" text:outline-level="3">Heading 3 </text:h>
      <text:h text:style-name="Heading_20_4" text:outline-level="4">Heading 4 </text:h>
      <text:h text:style-name="Heading_20_5" text:outline-level="5">Heading 5 </text:h>
      <text:h text:style-name="Heading_20_6" text:outline-level="6">Heading 6 </text:h>
      <text:h text:style-name="Heading_20_7" text:outline-level="7">Heading 7 </text:h>
      <text:h text:style-name="Heading_20_8" text:outline-level="8">Heading 8 </text:h>
      <text:h text:style-name="Heading_20_9" text:outline-level="9">Heading 9 </text:h>
      <text:p text:style-name="P2">Block Text </text:p>
      <text:p text:style-name="Footnote">Footnote Text </text:p>
      <text:p text:style-name="Definition_20_Term">Definition Term </text:p>
      <text:p text:style-name="Definition_20_Definition">Definition </text:p>
      <text:p text:style-name="Caption">Caption </text:p>
      <text:p text:style-name="P2">Table Caption </text:p>
      <text:p text:style-name="P2">Image Caption </text:p>
      <text:p text:style-name="P2">Figure </text:p>
      <text:p text:style-name="P2">Captioned Figure </text:p>
      <text:p text:style-name="Text_20_body">TOC Heading </text:p>
      <text:p text:style-name="Text_20_body"/>
      <text:p text:style-name="Text_20_body">Character styles:</text:p>
      <text:p text:style-name="P2">Default Paragraph Font </text:p>
      <text:p text:style-name="P2">Body Text Char </text:p>
      <text:p text:style-name="P2"><text:soft-page-break/>Verbatim Char </text:p>
      <text:p text:style-name="P2">Footnote Reference </text:p>
      <text:p text:style-name="P2">Hyperlink </text:p>
      <text:p text:style-name="Text_20_body">Section Number </text:p>
      <text:p text:style-name="Text_20_body"/>
      <text:p text:style-name="Text_20_body">Table style:</text:p>
      <text:p text:style-name="Text_20_body">Table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Roboto" svg:font-family="Roboto, sans-serif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1.9375in" style:rel-column-width="2790*"/>
    </style:style>
    <style:style style:name="Table1.C" style:family="table-column">
      <style:table-column-properties style:column-width="2.5625in" style:rel-column-width="3690*"/>
    </style:style>
    <style:style style:name="Table1.1" style:family="table-row">
      <style:table-row-properties style:min-row-height="0.625in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run-through="foreground" style:wrap="none" style:horizontal-pos="right" style:horizontal-rel="paragraph" style:mirror="none" fo:clip="rect(0.3in, 0.2902in, 0.3in, 0.290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 table:template-name="Default Style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1" text:anchor-type="paragraph" svg:width="1.75in" svg:height="0.6299in" draw:z-index="1"><draw:image xlink:href="Pictures/10000001000003E80000016934D64EE180EEFACF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2"><draw:frame draw:style-name="Mfr2" draw:name="Image2" text:anchor-type="char" svg:width="2.4902in" svg:height="0.6299in" draw:z-index="4"><draw:image xlink:href="Pictures/1000000100000DBC0000048DA1E48A951E89CD61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  <text:p text:style-name="MP1"/>
        <text:p text:style-name="MP1">Copyright © 2022 <text:s/>Shawn Jordan and Daniel M. Aukes</text:p>
        <text:p text:style-name="MP1">THIS CONTENT IS PROTECTED AND MAY NOT BE SHARED, UPLOADED, SOLD, OR DISTRIBUTED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3T15:20:17.803598234</dc:date>
    <meta:editing-duration>PT16M43S</meta:editing-duration>
    <meta:editing-cycles>4</meta:editing-cycles>
    <meta:document-statistic meta:table-count="1" meta:image-count="2" meta:object-count="0" meta:page-count="3" meta:paragraph-count="43" meta:word-count="91" meta:character-count="585" meta:non-whitespace-character-count="499"/>
  </office:meta>
</office:document-meta>
</file>